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6.154cm"/>
    </style:style>
    <style:style style:name="gr4" style:family="graphic" style:parent-style-name="standard">
      <style:graphic-properties draw:stroke="none" svg:stroke-color="#000000" draw:fill="none" draw:fill-color="#ffffff" fo:min-height="1.11cm"/>
    </style:style>
    <style:style style:name="gr5" style:family="graphic" style:parent-style-name="standard">
      <style:graphic-properties draw:stroke="none" svg:stroke-color="#000000" draw:fill="none" draw:fill-color="#ffffff" fo:min-height="6.1cm"/>
    </style:style>
    <style:style style:name="gr6" style:family="graphic" style:parent-style-name="standard">
      <style:graphic-properties draw:stroke="none" svg:stroke-color="#000000" draw:fill="none" draw:fill-color="#ffffff" fo:min-height="12.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16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3.175cm" svg:x2="0.635cm" svg:y2="12.065cm">
          <text:p text:style-name="P4"/>
        </draw:line>
        <draw:frame draw:style-name="gr3" draw:text-style-name="P5" draw:layer="layout" svg:width="5.08cm" svg:height="6.404cm" svg:x="0.635cm" svg:y="5.661cm">
          <draw:text-box>
            <text:p text:style-name="P4"><text:span text:style-name="T2">allIndexes</text:span></text:p>
            <text:p text:style-name="P4"><text:span text:style-name="T2">allItems</text:span></text:p>
            <text:p text:style-name="P4"><text:span text:style-name="T2">append</text:span></text:p>
            <text:p text:style-name="P4"><text:span text:style-name="T2">at, <text:s/>[ ]</text:span></text:p>
            <text:p text:style-name="P4"><text:span text:style-name="T2">empty</text:span></text:p>
            <text:p text:style-name="P4"><text:span text:style-name="T2">first</text:span></text:p>
            <text:p text:style-name="P4"><text:span text:style-name="T2">firstItem</text:span></text:p>
            <text:p text:style-name="P4"><text:span text:style-name="T2">hasIndex</text:span></text:p>
            <text:p text:style-name="P4"><text:span text:style-name="T2">hasItem</text:span></text:p>
            <text:p text:style-name="P4"><text:span text:style-name="T2">index</text:span></text:p>
            <text:p text:style-name="P4"><text:span text:style-name="T2">insert</text:span></text:p>
            <text:p text:style-name="P4"><text:span text:style-name="T2">isEmpty</text:span></text:p>
          </draw:text-box>
        </draw:frame>
        <draw:line draw:style-name="gr2" draw:text-style-name="P3" draw:layer="layout" svg:x1="10.795cm" svg:y1="12.065cm" svg:x2="0.635cm" svg:y2="12.065cm">
          <text:p text:style-name="P4"/>
        </draw:line>
        <draw:custom-shape draw:style-name="gr1" draw:text-style-name="P2" draw:layer="layout" svg:width="10.16cm" svg:height="0.635cm" svg:x="0.635cm" svg:y="1.905cm">
          <text:p text:style-name="P1"><text:span text:style-name="T1">Lis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1.27cm" svg:x2="5.715cm" svg:y2="1.905cm">
          <text:p text:style-name="P4"/>
        </draw:line>
        <draw:frame draw:style-name="gr4" draw:text-style-name="P5" draw:layer="layout" svg:width="6.35cm" svg:height="1.36cm" svg:x="0.635cm" svg:y="3.81cm">
          <draw:text-box>
            <text:p text:style-name="P4"><text:span text:style-name="T2">new</text:span></text:p>
            <text:p text:style-name="P4"><text:span text:style-name="T2">of</text:span></text:p>
          </draw:text-box>
        </draw:frame>
        <draw:line draw:style-name="gr2" draw:text-style-name="P3" draw:layer="layout" svg:x1="0.635cm" svg:y1="5.08cm" svg:x2="5.715cm" svg:y2="5.08cm">
          <text:p text:style-name="P4"/>
        </draw:line>
        <draw:frame draw:style-name="gr5" draw:text-style-name="P5" draw:layer="layout" svg:width="5.08cm" svg:height="6.35cm" svg:x="5.715cm" svg:y="5.715cm">
          <draw:text-box>
            <text:p text:style-name="P4"><text:span text:style-name="T2">Items</text:span></text:p>
            <text:p text:style-name="P4"><text:span text:style-name="T2">last</text:span></text:p>
            <text:p text:style-name="P4"><text:span text:style-name="T2">lastItem</text:span></text:p>
            <text:p text:style-name="P4"><text:span text:style-name="T2">makeString</text:span></text:p>
            <text:p text:style-name="P4"><text:span text:style-name="T2">next</text:span></text:p>
            <text:p text:style-name="P4"><text:span text:style-name="T2">previous</text:span></text:p>
            <text:p text:style-name="P4"><text:span text:style-name="T2">put, <text:s/>[ ]=</text:span></text:p>
            <text:p text:style-name="P4"><text:span text:style-name="T2">remove</text:span></text:p>
            <text:p text:style-name="P4"><text:span text:style-name="T2">removeItem</text:span></text:p>
            <text:p text:style-name="P4"><text:span text:style-name="T2">section</text:span></text:p>
            <text:p text:style-name="P4"><text:span text:style-name="T2">supplier</text:span></text:p>
          </draw:text-box>
        </draw:frame>
        <draw:frame draw:style-name="gr6" draw:text-style-name="P4" draw:layer="layout" svg:width="5.08cm" svg:height="12.95cm" svg:x="10.795cm" svg:y="4.445cm">
          <draw:text-box>
            <text:p text:style-name="P4"/>
          </draw:text-box>
        </draw:frame>
        <draw:line draw:style-name="gr2" draw:text-style-name="P3" draw:layer="layout" svg:x1="5.715cm" svg:y1="12.065cm" svg:x2="5.715cm" svg:y2="5.715cm">
          <text:p text:style-name="P4"/>
        </draw:line>
        <draw:custom-shape draw:style-name="gr1" draw:text-style-name="P2" draw:layer="layout" svg:width="10.16cm" svg:height="0.635cm" svg:x="0.635cm" svg:y="2.54cm">
          <text:p text:style-name="P6"><text:span text:style-name="T1">+ <text:s/>OrderedColle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24T14:40:33</dc:date>
    <dc:language>en-US</dc:language>
    <meta:editing-cycles>14</meta:editing-cycles>
    <meta:editing-duration>PT1H35M15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